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55H15M34.765051S" calcext:value-type="time">
            <text:p>755:1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4H13M13.343S" calcext:value-type="time">
            <text:p>04:13</text:p>
          </table:table-cell>
          <table:table-cell table:style-name="ce3"/>
          <table:table-cell office:value-type="string" calcext:value-type="string">
            <text:p>Load array fixes, lock combination multi-character opt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4H13M13.343S" calcext:value-type="time">
            <text:p>04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7:44:43.7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6T11:48:37.400000000</dc:date>
    <dc:creator>Benjamin Laws</dc:creator>
    <meta:editing-duration>P32DT10H13M26S</meta:editing-duration>
    <meta:editing-cycles>860</meta:editing-cycles>
    <meta:generator>LibreOffice/7.2.6.2$Windows_X86_64 LibreOffice_project/b0ec3a565991f7569a5a7f5d24fed7f52653d754</meta:generator>
    <meta:document-statistic meta:table-count="2" meta:cell-count="1122" meta:object-count="0"/>
  </office:meta>
</office:document-meta>
</file>